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/>
    </style:style>
    <style:style style:name="gr4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00ff00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00ff00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ff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queues and stacks</presentation:footer-decl>
      <presentation:footer-decl presentation:name="ftr2">CMPTxxxx</presentation:footer-decl>
      <presentation:date-time-decl presentation:name="dtd1" presentation:source="fixed">30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M2 ch14: Queues and Stack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0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: §14.7-14.8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Trees</text:span>:</text:p>
              </text:list-item>
            </text:list>
            <text:list text:style-name="L3">
              <text:list-item>
                <text:list>
                  <text:list-item>
                    <text:p text:style-name="P4">Definition of term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pth</text:span>-first vs. <text:span text:style-name="T1">breadth</text:span>-first 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trees: <text:span text:style-name="T1">pre</text:span>/<text:span text:style-name="T1">in</text:span>/<text:span text:style-name="T1">post</text:span>-order travers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search trees (<text:span text:style-name="T1">BST</text:span>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ype defin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Search</text:span>, <text:span text:style-name="T3">Insert</text:span>, <text:span text:style-name="T3">Dele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lgorithmic efficiency</text:span> of BST <text:span text:style-name="T3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Queues</text:p>
          </draw:text-box>
        </draw:frame>
        <draw:frame presentation:style-name="pr8" draw:text-style-name="P3" draw:layer="layout" svg:width="25.199cm" svg:height="14.427cm" svg:x="1.4cm" svg:y="4.507cm" presentation:class="outline" presentation:user-transformed="true">
          <draw:text-box>
            <text:list text:style-name="L3">
              <text:list-item>
                <text:p text:style-name="P3">A <text:span text:style-name="T1">queue</text:span> is a list-like data structure where items <text:span text:style-name="T1">added</text:span> first to the queue are <text:span text:style-name="T1">withdrawn</text:span> first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3">First-in / first-out: <text:span text:style-name="T1">FIFO</text:span></text:p>
              </text:list-item>
            </text:list>
            <text:list text:style-name="L3">
              <text:list-item>
                <text:p text:style-name="P3">e.g., waiting in line for a bank teller</text:p>
              </text:list-item>
            </text:list>
            <text:list text:style-name="L3">
              <text:list-item>
                <text:p text:style-name="P3">Operation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put()</text:span>: <text:span text:style-name="T1">add</text:span> an item to the <text:span text:style-name="T1">end</text:span> of the que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get()</text:span>: <text:span text:style-name="T1">withdraw</text:span> item at the <text:span text:style-name="T1">head</text:span> of the que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empty()</text:span>, <text:span text:style-name="T4">full()</text:span>, <text:span text:style-name="T4">size()</text:span>: check <text:span text:style-name="T1">number</text:span> of items</text:p>
                  </text:list-item>
                </text:list>
              </text:list-item>
            </text:list>
          </draw:text-box>
        </draw:frame>
        <draw:rect draw:style-name="gr2" draw:text-style-name="P8" draw:layer="layout" svg:width="3.541cm" svg:height="2.32cm" svg:x="8.51cm" svg:y="7.449cm">
          <text:p text:style-name="P1"/>
        </draw:rect>
        <draw:rect draw:style-name="gr2" draw:text-style-name="P8" draw:layer="layout" svg:width="3.541cm" svg:height="2.32cm" svg:x="12.011cm" svg:y="7.449cm">
          <text:p text:style-name="P1"/>
        </draw:rect>
        <draw:ellipse draw:style-name="gr3" draw:text-style-name="P10" draw:layer="layout" svg:width="3.012cm" svg:height="1.506cm" svg:x="12.321cm" svg:y="7.9cm">
          <text:p text:style-name="P9"><text:span text:style-name="T5">Item3</text:span></text:p>
        </draw:ellipse>
        <draw:rect draw:style-name="gr2" draw:text-style-name="P8" draw:layer="layout" svg:width="3.541cm" svg:height="2.32cm" svg:x="15.511cm" svg:y="7.449cm">
          <text:p text:style-name="P1"/>
        </draw:rect>
        <draw:ellipse draw:style-name="gr3" draw:text-style-name="P10" draw:layer="layout" svg:width="3.012cm" svg:height="1.506cm" svg:x="15.821cm" svg:y="7.9cm">
          <text:p text:style-name="P9"><text:span text:style-name="T5">Item2</text:span></text:p>
        </draw:ellipse>
        <draw:rect draw:style-name="gr2" draw:text-style-name="P8" draw:layer="layout" svg:width="3.541cm" svg:height="2.32cm" svg:x="8.511cm" svg:y="7.449cm">
          <text:p text:style-name="P1"/>
        </draw:rect>
        <draw:ellipse draw:style-name="gr3" draw:text-style-name="P10" draw:layer="layout" svg:width="3.012cm" svg:height="1.506cm" svg:x="2.348cm" svg:y="7.858cm">
          <text:p text:style-name="P9"><text:span text:style-name="T5">Item4</text:span></text:p>
        </draw:ellipse>
        <draw:rect draw:style-name="gr2" draw:text-style-name="P8" draw:layer="layout" svg:width="3.541cm" svg:height="2.32cm" svg:x="19.011cm" svg:y="7.449cm">
          <text:p text:style-name="P1"/>
        </draw:rect>
        <draw:ellipse draw:style-name="gr3" draw:text-style-name="P10" draw:layer="layout" svg:width="3.012cm" svg:height="1.506cm" svg:x="19.321cm" svg:y="7.9cm">
          <text:p text:style-name="P9"><text:span text:style-name="T5">Item1</text:span></text:p>
        </draw:ellipse>
        <draw:path draw:style-name="gr4" draw:text-style-name="P11" draw:layer="layout" svg:width="4.151cm" svg:height="0.949cm" svg:x="5.333cm" svg:y="7.72cm" svg:viewBox="0 0 4152 950" svg:d="m0 950c638-339 1281-1060 2483-936s1018 475 1669 814">
          <text:p text:style-name="P9"><text:span text:style-name="T6">put()</text:span></text:p>
        </draw:path>
        <draw:path draw:style-name="gr4" draw:text-style-name="P11" draw:layer="layout" svg:width="4.151cm" svg:height="0.949cm" svg:x="22.266cm" svg:y="7.72cm" svg:viewBox="0 0 4152 950" svg:d="m0 950c638-339 1281-1060 2483-936s1018 475 1669 814">
          <text:p text:style-name="P9"><text:span text:style-name="T6">get()</text:span></text:p>
        </draw:path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Implementing queues</text:p>
          </draw:text-box>
        </draw:frame>
        <draw:frame presentation:style-name="pr8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Use a <text:span text:style-name="T1">subclass</text:span> of <text:span text:style-name="T1">linked-lists</text:span> (inheritance)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ass Queue(LinkedList):</text:span></text:p>
                  </text:list-item>
                </text:list>
              </text:list-item>
            </text:list>
            <text:list text:style-name="L3">
              <text:list-item>
                <text:p text:style-name="P3">Implement <text:span text:style-name="T1">put()</text:span>/<text:span text:style-name="T1">get()</text:span> using linked-list opera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7">def put(self, data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insert(self.size, data)</text:span><text:span text:style-name="T7"><text:tab/></text:span><text:span text:style-name="T7"><text:tab/></text:span><text:span text:style-name="T7"><text:tab/></text:span><text:span text:style-name="T8"># insert at tai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7">def get(self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data = self.head.data</text:span><text:span text:style-name="T7"><text:tab/></text:span><text:span text:style-name="T7"><text:tab/></text:span><text:span text:style-name="T7"><text:tab/></text:span><text:span text:style-name="T7"><text:tab/></text:span><text:span text:style-name="T8"># save the payloa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delete(0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delete first n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return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M2 book gives a different implementation using <text:span text:style-name="T1">dynamic array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Stacks</text:p>
          </draw:text-box>
        </draw:frame>
        <draw:frame presentation:style-name="pr8" draw:text-style-name="P3" draw:layer="layout" svg:width="25.199cm" svg:height="14.427cm" svg:x="1.4cm" svg:y="4.507cm" presentation:class="outline" presentation:user-transformed="true">
          <draw:text-box>
            <text:list text:style-name="L3">
              <text:list-item>
                <text:p text:style-name="P3">A <text:span text:style-name="T1">stack</text:span> is like a queue, but items added last to the stack are withdrawn <text:span text:style-name="T1">first</text:span>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3">Last-in / first-out: <text:span text:style-name="T1">LIFO</text:span></text:p>
              </text:list-item>
            </text:list>
            <text:list text:style-name="L3">
              <text:list-item>
                <text:p text:style-name="P3">e.g., RPN calculator</text:p>
              </text:list-item>
            </text:list>
            <text:list text:style-name="L3">
              <text:list-item>
                <text:p text:style-name="P3">Operation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push()</text:span>: <text:span text:style-name="T1">add</text:span> an item to the <text:span text:style-name="T1">top</text:span> of the st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pop()</text:span>: <text:span text:style-name="T1">withdraw</text:span> item from the <text:span text:style-name="T1">top</text:span> of the st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empty()</text:span>, <text:span text:style-name="T4">full()</text:span>, <text:span text:style-name="T4">size()</text:span>: check <text:span text:style-name="T1">number</text:span> of items</text:p>
                  </text:list-item>
                </text:list>
              </text:list-item>
            </text:list>
          </draw:text-box>
        </draw:frame>
        <draw:rect draw:style-name="gr2" draw:text-style-name="P8" draw:layer="layout" svg:width="3.541cm" svg:height="2.32cm" svg:x="17.424cm" svg:y="10.909cm">
          <text:p text:style-name="P1"/>
        </draw:rect>
        <draw:ellipse draw:style-name="gr3" draw:text-style-name="P10" draw:layer="layout" svg:width="3.012cm" svg:height="1.506cm" svg:x="17.734cm" svg:y="11.36cm">
          <text:p text:style-name="P9"><text:span text:style-name="T5">Item1</text:span></text:p>
        </draw:ellipse>
        <draw:path draw:style-name="gr4" draw:text-style-name="P11" draw:layer="layout" svg:width="4.151cm" svg:height="0.949cm" svg:x="13.636cm" svg:y="6.58cm" svg:viewBox="0 0 4152 950" svg:d="m0 950c638-339 1281-1060 2483-936s1018 475 1669 814">
          <text:p text:style-name="P9"><text:span text:style-name="T6">push()</text:span></text:p>
        </draw:path>
        <draw:path draw:style-name="gr4" draw:text-style-name="P11" draw:layer="layout" svg:width="4.151cm" svg:height="0.949cm" svg:x="20.719cm" svg:y="6.581cm" svg:viewBox="0 0 4152 950" svg:d="m0 950c638-339 1281-1060 2483-936s1018 475 1669 814">
          <text:p text:style-name="P9"><text:span text:style-name="T6">pop()</text:span></text:p>
        </draw:path>
        <draw:rect draw:style-name="gr2" draw:text-style-name="P8" draw:layer="layout" svg:width="3.541cm" svg:height="2.32cm" svg:x="17.425cm" svg:y="8.609cm">
          <text:p text:style-name="P1"/>
        </draw:rect>
        <draw:ellipse draw:style-name="gr3" draw:text-style-name="P10" draw:layer="layout" svg:width="3.012cm" svg:height="1.506cm" svg:x="17.735cm" svg:y="9.06cm">
          <text:p text:style-name="P9"><text:span text:style-name="T5">Item2</text:span></text:p>
        </draw:ellipse>
        <draw:rect draw:style-name="gr2" draw:text-style-name="P8" draw:layer="layout" svg:width="3.541cm" svg:height="2.32cm" svg:x="17.426cm" svg:y="6.309cm">
          <text:p text:style-name="P1"/>
        </draw:rect>
        <draw:ellipse draw:style-name="gr3" draw:text-style-name="P10" draw:layer="layout" svg:width="3.012cm" svg:height="1.506cm" svg:x="17.736cm" svg:y="6.76cm">
          <text:p text:style-name="P9"><text:span text:style-name="T5">Item3</text:span></text:p>
        </draw:ellips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Implementing stacks</text:p>
          </draw:text-box>
        </draw:frame>
        <draw:frame presentation:style-name="pr8" draw:text-style-name="P3" draw:layer="layout" svg:width="25.199cm" svg:height="14.055cm" svg:x="1.4cm" svg:y="4.507cm" presentation:class="outline" presentation:user-transformed="true">
          <draw:text-box>
            <text:list text:style-name="L3">
              <text:list-item>
                <text:p text:style-name="P3">Could use either linked-lists or <text:span text:style-name="T1">array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ass Stack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7">def __init__( self, maxsize=1 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stack = range( maxsize )</text:span><text:span text:style-name="T7"><text:tab/></text:span><text:span text:style-name="T7"><text:tab/></text:span><text:span text:style-name="T8"># allocate new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top = -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index of top of st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ush()/pop() from the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7">def push( self, data )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what if array is full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top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stack[ self.top ] = data</text:span><text:span text:style-name="T7"><text:tab/></text:span><text:span text:style-name="T7"><text:tab/></text:span><text:span text:style-name="T8"># push onto t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7">def pop( self 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self.top -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return self.stack[ top+1 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Using Python lists for queues/stacks</text:p>
          </draw:text-box>
        </draw:frame>
        <draw:frame presentation:style-name="pr8" draw:layer="layout" svg:width="25.199cm" svg:height="14.126cm" svg:x="1.4cm" svg:y="4.507cm" presentation:class="outline" presentation:user-transformed="true">
          <draw:text-box>
            <text:list text:style-name="L3">
              <text:list-item>
                <text:p text:style-name="P3">Most languages will only have <text:span text:style-name="T1">arrays</text:span> and <text:span text:style-name="T1">pointers</text:span></text:p>
              </text:list-item>
            </text:list>
            <text:list text:style-name="L3">
              <text:list-item>
                <text:list>
                  <text:list-item>
                    <text:p text:style-name="P4">Use pointers to build a <text:span text:style-name="T1">linked-list</text:span> AD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 either <text:span text:style-name="T1">arrays</text:span> or <text:span text:style-name="T1">linked-lists</text:span><text:span text:style-name="T1"><text:line-break/></text:span>to make <text:span text:style-name="T1">queue</text:span> or <text:span text:style-name="T1">stack</text:span> AD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Python lists</text:span> are special</text:p>
              </text:list-item>
            </text:list>
            <text:list text:style-name="L3">
              <text:list-item>
                <text:list>
                  <text:list-item>
                    <text:p text:style-name="P4">Provide many of the advantages of linked-li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use Python lists naturally as queues/stac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ck</text:span>: <text:span text:style-name="T2">.append()</text:span>, <text:span text:style-name="T2">.pop()</text:span> (pops from <text:span text:style-name="T1">tail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Queue</text:span>: <text:span text:style-name="T2">.append()</text:span>, <text:span text:style-name="T2">.pop(0)</text:span> (pops from <text:span text:style-name="T1">head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ee <text:span text:style-name="T3"><text:a xlink:href="http://docs.python.org/tut/node7.html">Py tut 5.1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Paper</text:span> due next <text:span text:style-name="T2">Mon 3Dec</text:span></text:p>
              </text:list-item>
            </text:list>
            <text:list text:style-name="L3">
              <text:list-item>
                <text:p text:style-name="P3"><text:span text:style-name="T1">Lab10</text:span> due next <text:span text:style-name="T2">Wed 5Dec</text:span>:</text:p>
              </text:list-item>
            </text:list>
            <text:list text:style-name="L3">
              <text:list-item>
                <text:list>
                  <text:list-item>
                    <text:p text:style-name="P4">Implement one of your old <text:span text:style-name="T3">Lab04-07</text:span> in <text:span text:style-name="T3">M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ull lab-writeup (may reuse parts of old writeup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Final exam</text:span> next<text:span text:style-name="T2"> Sat 8Dec</text:span><text:span text:style-name="T9">: 9-11am Neu37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7-11-30T13:02:39</meta:creation-date>
    <dc:creator>Sean Ho</dc:creator>
    <dc:date>2007-11-30T14:15:47</dc:date>
    <meta:editing-cycles>11</meta:editing-cycles>
    <meta:editing-duration>PT1H12M37S</meta:editing-duration>
    <meta:template xlink:type="simple" xlink:actuate="onRequest" xlink:href="../../../../templates/TWU%20Lecture.otp" xlink:title="TWU Lecture" meta:date="2007-11-30T13:02:37"/>
    <meta:user-defined meta:name="Info 1"/>
    <meta:user-defined meta:name="Info 2"/>
    <meta:user-defined meta:name="Info 3"/>
    <meta:user-defined meta:name="Info 4"/>
    <meta:document-statistic meta:object-count="208"/>
  </office:meta>
</office:document-meta>
</file>